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paragraph-properties fo:margin-left="0.9807in" fo:margin-right="0in" fo:text-indent="-0.6in" style:auto-text-indent="false"/>
    </style:style>
    <style:style style:name="P3" style:family="paragraph" style:parent-style-name="Heading">
      <style:text-properties fo:font-weight="bold" style:font-weight-asian="bold" style:font-weight-complex="bold"/>
    </style:style>
    <style:style style:name="P4" style:family="paragraph" style:parent-style-name="Heading_20_4">
      <style:paragraph-properties fo:margin-left="0.9807in" fo:margin-right="0in" fo:text-indent="-0.6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U3ToVic2</text:p>
      <text:p text:style-name="Heading">Software Requirement Specification</text:p>
      <text:p text:style-name="Text_20_body"/>
      <text:h text:style-name="P1" text:outline-level="1">Introduction</text:h>
      <text:h text:style-name="Heading_20_3" text:outline-level="3">Purpose</text:h>
      <text:p text:style-name="Text_20_body">This is the software specification for the EU3ToVic2 converter tool, which converts an Europa Universalis: Heir to the Throne save game into a Victoria 2 save game.</text:p>
      <text:h text:style-name="Heading_20_3" text:outline-level="3">Document Conventions</text:h>
      <text:p text:style-name="Text_20_body">None so far.</text:p>
      <text:h text:style-name="Heading_20_3" text:outline-level="3">Intended Audience</text:h>
      <text:p text:style-name="Text_20_body">The developers on the EU3ToVic2 project need to be able to effectively agree upon the software requirements. The programmers need to know exactly what to implement, and the other developers need to be able to effectively communicate their requirements to the programmers. Hence this SRS is written to solve the current problems in this area.</text:p>
      <text:h text:style-name="Heading_20_3" text:outline-level="3">Project Scope</text:h>
      <text:p text:style-name="Text_20_body">The EU3ToVic2 project is an open source community project, meaning that multiple programmers and developers will participate. It is important that developers can cooperate towards common goals to satisfy the community need for a converter.</text:p>
      <text:p text:style-name="Text_20_body"/>
      <text:h text:style-name="P1" text:outline-level="1">Overall Description</text:h>
      <text:h text:style-name="Heading_20_3" text:outline-level="3">Product Perspective</text:h>
      <text:p text:style-name="Text_20_body">EU3ToVic2 is similar to the Europa Universalis III to Victoria I converter tool, and derives from a <text:s/>tradition of community written converter tools starting with the Europa Universalis II to Victoria I converter tool EU2Vic. Hence, many concepts are developed from these preceding tools.</text:p>
      <text:h text:style-name="Heading_20_3" text:outline-level="3">Product Features</text:h>
      <text:p text:style-name="Text_20_body">When a user saves the game in Europa Universalis III, and save file with the .eu3 extension is created in the save game directory of the EU3 installation. The user can then in the EU3ToVic2 converter application select to convert the .eu3 file, which in turn creates a Victoria 2 save file with the .v2 extension. This output file can be played by placing it in the save game directory of a special EU3ToVic2 mod of Victoria 2.</text:p>
      <text:h text:style-name="Heading_20_3" text:outline-level="3">User Classes and Characteristics</text:h>
      <text:p text:style-name="Text_20_body">A typical user of EU3ToVic2 is not presumed to be skilled in computers, and hence this shall be considered in the user interface design.</text:p>
      <text:h text:style-name="Heading_20_3" text:outline-level="3">Operating Environment</text:h>
      <text:p text:style-name="Text_20_body">EU3ToVic2 shall be usable on the Windows XP, Windows Vista and Windows 7 operating systems, both the 32 bit and 64 bit versions.</text:p>
      <text:h text:style-name="Heading_20_3" text:outline-level="3">Design and Implementation Constraints</text:h>
      <text:p text:style-name="Text_20_body">The EU3ToVic2 software shall be written in C++ or Java. TODO: Decide.</text:p>
      <text:h text:style-name="Heading_20_3" text:outline-level="3">User Documentation</text:h>
      <text:p text:style-name="Text_20_body">Code shall be documented in source, by e.g. Oxygen or Javadoc depending on the language. A user manual shall be kept up to date on Internet "Wikis" related to Victoria 2.</text:p>
      <text:h text:style-name="Heading_20_3" text:outline-level="3">Assumptions and Dependencies</text:h>
      <text:p text:style-name="Text_20_body">It is assumed that Paradox will not write a save game converter themselves. If they do, a re-evaluation of the necessity of this project shall be required.</text:p>
      <text:p text:style-name="Text_20_body">It is known that Europa Universalis III will have another expansion called Divine Wind, which is at time of writing in finished. As stated, we shall add compability for Divine Wind, and the save format of Divine Wind is assumed not to be too different from other Europa Universalis III versions.</text:p>
      <text:p text:style-name="Text_20_body">No expansion for Victoria 2 is known at time of writing. No support for a potential expansion is planned at the moment; in that case this document must be revised.</text:p>
      <text:p text:style-name="Text_20_body"/>
      <text:h text:style-name="P1" text:outline-level="1">System Features</text:h>
      <text:h text:style-name="Heading_20_3" text:outline-level="3">Province Ownership Conversion</text:h>
      <text:h text:style-name="P4" text:outline-level="4">Description and Priority</text:h>
      <text:p text:style-name="P2">Ownership of provinces in EU3 shall be converted into ownership of approximately the same geographical regions in Vic2. With ownership it is meant both the province owner (legal owner) as well as the province controller (who is in military control of the province).</text:p>
      <text:p text:style-name="P2">This feature is the most important feature of the application.</text:p>
      <text:h text:style-name="P4" text:outline-level="4">Input/Output Examples</text:h>
      <text:p text:style-name="P2">Ownership of EU3 province A gives ownership of Vic2 province X. One-to-one mapping implied.</text:p>
      <text:p text:style-name="P2">Ownership of EU3 provinces A and B give ownership of Vic2 province X. Many-to-one mapping implied.</text:p>
      <text:p text:style-name="P2">Ownership of EU3 province A gives ownership of Vic2 provinces X and Y. One-to-many mapping implied.</text:p>
      <text:h text:style-name="P4" text:outline-level="4">Functional Requirements</text:h>
      <text:p text:style-name="P2">REQ-1: TBD</text:p>
      <text:p text:style-name="Text_20_body"/>
      <text:h text:style-name="P1" text:outline-level="1">External Interface Requirements</text:h>
      <text:h text:style-name="Heading_20_4" text:outline-level="4">User Interfaces</text:h>
      <text:p text:style-name="Text_20_body">TBD</text:p>
      <text:h text:style-name="P1" text:outline-level="1">Nonfunctional Requirements</text:h>
      <text:h text:style-name="Heading_20_3" text:outline-level="3">Performance Requirements</text:h>
      <text:p text:style-name="Text_20_body">The conversion process shall on most modern computers take at most one minute. Modern computer is defined as an average consumer desktop computer produced in 2009.</text:p>
      <text:h text:style-name="Heading_20_3" text:outline-level="3">Software Quality Attributes</text:h>
      <text:p text:style-name="Text_20_body">Most importantly the software shall be easy to understand, learn, modify and extend for new programmers. It is therefore highly important that code is in-source documented.</text:p>
      <text:p text:style-name="Text_20_body">The conversion process shall be robust in the sense that errors are recovered from as far as possible.</text:p>
      <text:h text:style-name="P1" text:outline-level="1">Appendix A: Glossary</text:h>
      <text:p text:style-name="Text_20_body">EU3: Europa Universalis 3.</text:p>
      <text:p text:style-name="Text_20_body">Vic(2): Refers to Victoria 2 most commonly in this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27M01S</meta:editing-duration>
    <meta:editing-cycles>40</meta:editing-cycles>
    <meta:generator>OpenOffice.org/3.2$Win32 OpenOffice.org_project/320m18$Build-9502</meta:generator>
    <dc:date>2010-11-13T14:46:25.53</dc:date>
    <dc:creator>Petter Hansson</dc:creator>
    <meta:document-statistic meta:table-count="0" meta:image-count="0" meta:object-count="0" meta:page-count="7" meta:paragraph-count="51" meta:word-count="686" meta:character-count="4294"/>
    <meta:user-defined meta:name="Info 1"/>
    <meta:user-defined meta:name="Info 2"/>
    <meta:user-defined meta:name="Info 3"/>
    <meta:user-defined meta:name="Info 4"/>
  </office:meta>
</office:document-meta>
</file>